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0.01pt" svg:y="257.61pt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w: 18554 <text:s text:c="3"/>sampled: 1868.536 <text:s text:c="2"/>given: 3800 <text:s text:c="2"/>gain: 2.03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8554 <text:s text:c="3"/>sampled: 1868.536 <text:s text:c="2"/>given: 3800 <text:s text:c="2"/>gain: 2.033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7580 <text:s text:c="3"/>sampled: 1770.447 <text:s text:c="2"/>given: 3600 <text:s text:c="2"/>gain: 2.0333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7580 <text:s text:c="3"/>sampled: 1770.447 <text:s text:c="2"/>given: 3600 <text:s text:c="2"/>gain: 2.0333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6602 <text:s text:c="3"/>sampled: 1671.954 <text:s text:c="2"/>given: 3400 <text:s text:c="2"/>gain: 2.033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6602 <text:s text:c="3"/>sampled: 1671.954 <text:s text:c="2"/>given: 3400 <text:s text:c="2"/>gain: 2.033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5626 <text:s text:c="3"/>sampled: 1573.663 <text:s text:c="2"/>given: 3200 <text:s text:c="2"/>gain: 2.0334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5626 <text:s text:c="3"/>sampled: 1573.663 <text:s text:c="2"/>given: 3200 <text:s text:c="2"/>gain: 2.0334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4650 <text:s text:c="3"/>sampled: 1475.372 <text:s text:c="2"/>given: 3000 <text:s text:c="2"/>gain: 2.0333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4650 <text:s text:c="3"/>sampled: 1475.372 <text:s text:c="2"/>given: 3000 <text:s text:c="2"/>gain: 2.0333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3675 <text:s text:c="3"/>sampled: 1377.182 <text:s text:c="2"/>given: 2800 <text:s text:c="2"/>gain: 2.0331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3675 <text:s text:c="3"/>sampled: 1377.182 <text:s text:c="2"/>given: 2800 <text:s text:c="2"/>gain: 2.0331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2698 <text:s text:c="3"/>sampled: 1278.79 <text:s text:c="2"/>given: 2600 <text:s text:c="2"/>gain: 2.0331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2697 <text:s text:c="3"/>sampled: 1278.69 <text:s text:c="2"/>given: 2600 <text:s text:c="2"/>gain: 2.0333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1722 <text:s text:c="3"/>sampled: 1180.499 <text:s text:c="2"/>given: 2400 <text:s text:c="2"/>gain: 2.0330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1722 <text:s text:c="3"/>sampled: 1180.499 <text:s text:c="2"/>given: 2400 <text:s text:c="2"/>gain: 2.0330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0747 <text:s text:c="3"/>sampled: 1082.309 <text:s text:c="2"/>given: 2200 <text:s text:c="2"/>gain: 2.0326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w: 10747 <text:s text:c="3"/>sampled: 1082.309 <text:s text:c="2"/>given: 2200 <text:s text:c="2"/>gain: 2.032691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2.033677" calcext:value-type="float">
            <text:p>2.033677</text:p>
          </table:table-cell>
          <table:table-cell table:number-columns-repeated="10"/>
        </table:table-row>
        <table:table-row table:style-name="ro1">
          <table:table-cell table:style-name="ce1" office:value-type="float" office:value="2.033677" calcext:value-type="float">
            <text:p>2.033677</text:p>
          </table:table-cell>
          <table:table-cell table:number-columns-repeated="10"/>
        </table:table-row>
        <table:table-row table:style-name="ro1">
          <table:table-cell table:style-name="ce1" office:value-type="float" office:value="2.033385" calcext:value-type="float">
            <text:p>2.033385</text:p>
          </table:table-cell>
          <table:table-cell table:number-columns-repeated="10"/>
        </table:table-row>
        <table:table-row table:style-name="ro1">
          <table:table-cell table:style-name="ce1" office:value-type="float" office:value="2.033385" calcext:value-type="float">
            <text:p>2.033385</text:p>
          </table:table-cell>
          <table:table-cell table:number-columns-repeated="10"/>
        </table:table-row>
        <table:table-row table:style-name="ro1">
          <table:table-cell table:style-name="ce1" office:value-type="float" office:value="2.033548" calcext:value-type="float">
            <text:p>2.033548</text:p>
          </table:table-cell>
          <table:table-cell table:number-columns-repeated="10"/>
        </table:table-row>
        <table:table-row table:style-name="ro1">
          <table:table-cell table:style-name="ce1" office:value-type="float" office:value="2.033548" calcext:value-type="float">
            <text:p>2.033548</text:p>
          </table:table-cell>
          <table:table-cell table:number-columns-repeated="10"/>
        </table:table-row>
        <table:table-row table:style-name="ro1">
          <table:table-cell table:style-name="ce1" office:value-type="float" office:value="2.033472" calcext:value-type="float">
            <text:p>2.033472</text:p>
          </table:table-cell>
          <table:table-cell table:number-columns-repeated="10"/>
        </table:table-row>
        <table:table-row table:style-name="ro1">
          <table:table-cell table:style-name="ce1" office:value-type="float" office:value="2.033472" calcext:value-type="float">
            <text:p>2.033472</text:p>
          </table:table-cell>
          <table:table-cell table:number-columns-repeated="10"/>
        </table:table-row>
        <table:table-row table:style-name="ro1">
          <table:table-cell table:style-name="ce1" office:value-type="float" office:value="2.033385" calcext:value-type="float">
            <text:p>2.033385</text:p>
          </table:table-cell>
          <table:table-cell table:number-columns-repeated="10"/>
        </table:table-row>
        <table:table-row table:style-name="ro1">
          <table:table-cell table:style-name="ce1" office:value-type="float" office:value="2.033385" calcext:value-type="float">
            <text:p>2.033385</text:p>
          </table:table-cell>
          <table:table-cell table:number-columns-repeated="10"/>
        </table:table-row>
        <table:table-row table:style-name="ro1">
          <table:table-cell table:style-name="ce1" office:value-type="float" office:value="2.033137" calcext:value-type="float">
            <text:p>2.033137</text:p>
          </table:table-cell>
          <table:table-cell table:number-columns-repeated="10"/>
        </table:table-row>
        <table:table-row table:style-name="ro1">
          <table:table-cell table:style-name="ce1" office:value-type="float" office:value="2.033137" calcext:value-type="float">
            <text:p>2.033137</text:p>
          </table:table-cell>
          <table:table-cell table:number-columns-repeated="10"/>
        </table:table-row>
        <table:table-row table:style-name="ro1">
          <table:table-cell table:style-name="ce1" office:value-type="float" office:value="2.033171" calcext:value-type="float">
            <text:p>2.033171</text:p>
          </table:table-cell>
          <table:table-cell table:number-columns-repeated="10"/>
        </table:table-row>
        <table:table-row table:style-name="ro1">
          <table:table-cell table:style-name="ce1" office:value-type="float" office:value="2.033332" calcext:value-type="float">
            <text:p>2.033332</text:p>
          </table:table-cell>
          <table:table-cell table:number-columns-repeated="10"/>
        </table:table-row>
        <table:table-row table:style-name="ro1">
          <table:table-cell table:style-name="ce1" office:value-type="float" office:value="2.033038" calcext:value-type="float">
            <text:p>2.033038</text:p>
          </table:table-cell>
          <table:table-cell table:number-columns-repeated="10"/>
        </table:table-row>
        <table:table-row table:style-name="ro1">
          <table:table-cell table:style-name="ce1" office:value-type="float" office:value="2.033038" calcext:value-type="float">
            <text:p>2.033038</text:p>
          </table:table-cell>
          <table:table-cell table:number-columns-repeated="10"/>
        </table:table-row>
        <table:table-row table:style-name="ro1">
          <table:table-cell table:style-name="ce1" office:value-type="float" office:value="2.032691" calcext:value-type="float">
            <text:p>2.032691</text:p>
          </table:table-cell>
          <table:table-cell table:number-columns-repeated="10"/>
        </table:table-row>
        <table:table-row table:style-name="ro1">
          <table:table-cell table:style-name="ce1" office:value-type="float" office:value="2.032691" calcext:value-type="float">
            <text:p>2.032691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2.0332" calcext:value-type="float">
            <text:p>2.0332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verage samples 100A</text:p>
          </table:table-cell>
          <table:table-cell office:value-type="string" calcext:value-type="string">
            <text:p>res values</text:p>
          </table:table-cell>
          <table:table-cell office:value-type="string" calcext:value-type="string">
            <text:p>avg res values</text:p>
          </table:table-cell>
          <table:table-cell table:style-name="ce4" office:value-type="string" calcext:value-type="string">
            <text:p>calc current 100A</text:p>
          </table:table-cell>
          <table:table-cell office:value-type="string" calcext:value-type="string">
            <text:p>Gain 100A</text:p>
          </table:table-cell>
          <table:table-cell table:style-name="ce4"/>
          <table:table-cell office:value-type="string" calcext:value-type="string">
            <text:p>average samples 10A</text:p>
          </table:table-cell>
          <table:table-cell office:value-type="string" calcext:value-type="string">
            <text:p>res values</text:p>
          </table:table-cell>
          <table:table-cell office:value-type="string" calcext:value-type="string">
            <text:p>avg res values</text:p>
          </table:table-cell>
          <table:table-cell table:style-name="ce4" office:value-type="string" calcext:value-type="string">
            <text:p>calc current 10A</text:p>
          </table:table-cell>
          <table:table-cell office:value-type="string" calcext:value-type="string">
            <text:p>Gain 10A</text:p>
          </table:table-cell>
        </table:table-row>
        <table:table-row table:style-name="ro1">
          <table:table-cell table:style-name="ce3" office:value-type="float" office:value="2325.88736" calcext:value-type="float">
            <text:p>2325.88736</text:p>
          </table:table-cell>
          <table:table-cell office:value-type="float" office:value="49.8154" calcext:value-type="float">
            <text:p>49.8154</text:p>
          </table:table-cell>
          <table:table-cell table:style-name="ce3" office:value-type="float" office:value="49.8215" calcext:value-type="float">
            <text:p>49.8215</text:p>
          </table:table-cell>
          <table:table-cell table:formula="of:=2*[.C47]" office:value-type="float" office:value="99.643" calcext:value-type="float">
            <text:p>99.643</text:p>
          </table:table-cell>
          <table:table-cell table:formula="of:=[.D47]/[.A47]" office:value-type="float" office:value="0.0428408536516575" calcext:value-type="float">
            <text:p>0.042840853651658</text:p>
          </table:table-cell>
          <table:table-cell/>
          <table:table-cell table:style-name="ce3" office:value-type="float" office:value="2281.387639" calcext:value-type="float">
            <text:p>2281.387639</text:p>
          </table:table-cell>
          <table:table-cell office:value-type="float" office:value="4.8988" calcext:value-type="float">
            <text:p>4.8988</text:p>
          </table:table-cell>
          <table:table-cell table:style-name="ce3" office:value-type="float" office:value="4.8978" calcext:value-type="float">
            <text:p>4.8978</text:p>
          </table:table-cell>
          <table:table-cell table:formula="of:=2*[.I47]" office:value-type="float" office:value="9.7956" calcext:value-type="float">
            <text:p>9.7956</text:p>
          </table:table-cell>
          <table:table-cell table:formula="of:=[.J47]/[.G47]" office:value-type="float" office:value="0.00429370258370195" calcext:value-type="float">
            <text:p>0.004293702583702</text:p>
          </table:table-cell>
        </table:table-row>
        <table:table-row table:style-name="ro1">
          <table:table-cell/>
          <table:table-cell office:value-type="float" office:value="49.8172" calcext:value-type="float">
            <text:p>49.8172</text:p>
          </table:table-cell>
          <table:table-cell table:number-columns-repeated="5"/>
          <table:table-cell office:value-type="float" office:value="4.8979" calcext:value-type="float">
            <text:p>4.8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.8248" calcext:value-type="float">
            <text:p>49.8248</text:p>
          </table:table-cell>
          <table:table-cell table:number-columns-repeated="5"/>
          <table:table-cell office:value-type="float" office:value="4.8973" calcext:value-type="float">
            <text:p>4.89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.8286" calcext:value-type="float">
            <text:p>49.8286</text:p>
          </table:table-cell>
          <table:table-cell table:number-columns-repeated="5"/>
          <table:table-cell office:value-type="float" office:value="4.8971" calcext:value-type="float">
            <text:p>4.897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3:52:57.3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9-07-03T14:09:18.510000000</dc:date>
    <meta:editing-duration>PT4H21M45S</meta:editing-duration>
    <meta:editing-cycles>79</meta:editing-cycles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4.198cm" style:legend-expansion="high" chart:style-name="ch2"/>
        <chart:plot-area chart:style-name="ch3" table:cell-range-address="Sheet1.A21:Sheet1.A38" svg:x="0.32cm" svg:y="0.18cm" svg:width="12.471cm" svg:height="8.64cm">
          <chartooo:coordinate-region svg:x="1.629cm" svg:y="0.382cm" svg:width="10.97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3677">
                <text:p>2.033677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3677">
                <text:p>2.033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3385">
                <text:p>2.033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3385">
                <text:p>2.033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3548">
                <text:p>2.033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3548">
                <text:p>2.033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3472">
                <text:p>2.033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3472">
                <text:p>2.033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3385">
                <text:p>2.033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3385">
                <text:p>2.033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3137">
                <text:p>2.033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3137">
                <text:p>2.0331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3171">
                <text:p>2.033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3332">
                <text:p>2.033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3038">
                <text:p>2.0330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3038">
                <text:p>2.033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2691">
                <text:p>2.032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2691">
                <text:p>2.032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